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37000000310EB96895934CC99B.png" manifest:media-type="image/png"/>
  <manifest:file-entry manifest:full-path="Pictures/1000020100000037000000438B33B2362BFE9A64.png" manifest:media-type="image/png"/>
  <manifest:file-entry manifest:full-path="Pictures/10000201000000370000004650EF627B4CF9931C.png" manifest:media-type="image/png"/>
  <manifest:file-entry manifest:full-path="Pictures/10000201000000370000002F84480D8FAB65A781.png" manifest:media-type="image/png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Flesh Structure Library</text:p>
          </draw:text-box>
        </draw:frame>
        <draw:frame draw:style-name="gr1" draw:text-style-name="P1" draw:layer="layout" svg:width="4.49cm" svg:height="3.838cm" svg:x="6.35cm" svg:y="4.417cm">
          <draw:image xlink:href="Pictures/10000201000000370000002F84480D8FAB65A781.png" xlink:type="simple" xlink:show="embed" xlink:actuate="onLoad" draw:mime-type="image/png">
            <text:p/>
          </draw:image>
        </draw:frame>
        <draw:frame draw:style-name="gr1" draw:text-style-name="P1" draw:layer="layout" svg:width="4.49cm" svg:height="5.716cm" svg:x="17.735cm" svg:y="3.257cm">
          <draw:image xlink:href="Pictures/10000201000000370000004650EF627B4CF9931C.png" xlink:type="simple" xlink:show="embed" xlink:actuate="onLoad" draw:mime-type="image/png">
            <text:p/>
          </draw:image>
        </draw:frame>
        <draw:frame draw:style-name="gr1" draw:text-style-name="P1" draw:layer="layout" svg:width="3.538cm" svg:height="4.312cm" svg:x="6.801cm" svg:y="10.16cm">
          <draw:image xlink:href="Pictures/1000020100000037000000438B33B2362BFE9A64.png" xlink:type="simple" xlink:show="embed" xlink:actuate="onLoad" draw:mime-type="image/png">
            <text:p/>
          </draw:image>
        </draw:frame>
        <draw:frame draw:style-name="gr1" draw:text-style-name="P1" draw:layer="layout" svg:width="4.306cm" svg:height="3.835cm" svg:x="18.231cm" svg:y="10.16cm">
          <draw:image xlink:href="Pictures/1000020100000037000000310EB96895934CC9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31T16:03:57.562804826</meta:creation-date>
    <dc:date>2022-07-31T16:11:45.930268766</dc:date>
    <meta:editing-duration>PT7M55S</meta:editing-duration>
    <meta:editing-cycles>1</meta:editing-cycles>
    <meta:document-statistic meta:object-count="28"/>
    <meta:generator>LibreOffice/7.0.4.2$Linux_ARM_EABI LibreOffice_project/00$Build-2</meta:generator>
  </office:meta>
</office:document-meta>
</file>